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10342a7" officeooo:paragraph-rsid="010342a7"/>
    </style:style>
    <style:style style:name="P2" style:family="paragraph" style:parent-style-name="Preformatted_20_Text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ab4039" officeooo:paragraph-rsid="01b3f920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" style:family="paragraph" style:parent-style-name="Preformatted_20_Text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ab4039" officeooo:paragraph-rsid="01baf2ce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" style:family="paragraph" style:parent-style-name="Preformatted_20_Text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ab4039" officeooo:paragraph-rsid="01bbeb23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" style:family="paragraph" style:parent-style-name="Preformatted_20_Text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ab4039" officeooo:paragraph-rsid="01c098cf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" style:family="paragraph" style:parent-style-name="Preformatted_20_Text" style:list-style-name="L1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font-name="Times New Roman" fo:font-size="12pt" fo:letter-spacing="normal" officeooo:paragraph-rsid="01a948eb" style:font-size-asian="12pt" style:font-size-complex="12pt"/>
    </style:style>
    <style:style style:name="P7" style:family="paragraph" style:parent-style-name="Preformatted_20_Text" style:list-style-name="L1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a58cc6" officeooo:paragraph-rsid="01a948eb" style:font-size-asian="12pt" style:font-weight-asian="normal" style:font-size-complex="12pt" style:font-weight-complex="normal"/>
    </style:style>
    <style:style style:name="P8" style:family="paragraph" style:parent-style-name="Preformatted_20_Text" style:list-style-name="L1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ab4039" officeooo:paragraph-rsid="01acaec2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9" style:family="paragraph" style:parent-style-name="Preformatted_20_Text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ab4039" officeooo:paragraph-rsid="01c7f6c0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0" style:family="paragraph" style:parent-style-name="Preformatted_20_Text" style:list-style-name="L1">
      <style:paragraph-properties fo:margin-top="0.0791in" fo:margin-bottom="0.0791in" loext:contextual-spacing="false" fo:line-height="115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ab4039" officeooo:paragraph-rsid="01acaec2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1" style:family="paragraph" style:parent-style-name="Preformatted_20_Text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ae28ec" officeooo:paragraph-rsid="01baf2ce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2" style:family="paragraph" style:parent-style-name="Preformatted_20_Text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1c098cf" officeooo:paragraph-rsid="01c098cf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13" style:family="paragraph" style:parent-style-name="Preformatted_20_Text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1c098cf" officeooo:paragraph-rsid="01c7f6c0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T1" style:family="text">
      <style:text-properties officeooo:rsid="0169000f"/>
    </style:style>
    <style:style style:name="T2" style:family="text">
      <style:text-properties officeooo:rsid="0104052e"/>
    </style:style>
    <style:style style:name="T3" style:family="text">
      <style:text-properties style:text-line-through-style="none" style:text-line-through-type="none" fo:font-style="normal" fo:font-weight="normal" officeooo:rsid="019bed53" style:text-blinking="false" style:font-name-asian="Courier New" style:font-weight-asian="normal" style:font-name-complex="Liberation Mono" style:font-weight-complex="normal" loext:padding="0in" loext:border="none"/>
    </style:style>
    <style:style style:name="T4" style:family="text">
      <style:text-properties style:text-line-through-style="none" style:text-line-through-type="none" fo:font-style="normal" fo:font-weight="normal" officeooo:rsid="01a948eb" style:text-blinking="false" style:font-name-asian="Courier New" style:font-weight-asian="normal" style:font-name-complex="Liberation Mono" style:font-weight-complex="normal" loext:padding="0in" loext:border="none"/>
    </style:style>
    <style:style style:name="T5" style:family="text">
      <style:text-properties style:text-line-through-style="none" style:text-line-through-type="none" fo:font-style="normal" fo:font-weight="bold" officeooo:rsid="01a3c454" style:text-blinking="false" style:font-name-asian="Courier New" style:font-weight-asian="bold" style:font-name-complex="Liberation Mono" style:font-weight-complex="bold" loext:padding="0in" loext:border="none"/>
    </style:style>
    <style:style style:name="T6" style:family="text">
      <style:text-properties style:text-line-through-style="none" style:text-line-through-type="none" fo:font-style="normal" fo:font-weight="bold" officeooo:rsid="01a948eb" style:text-blinking="false" style:font-name-asian="Courier New" style:font-weight-asian="bold" style:font-name-complex="Liberation Mono" style:font-weight-complex="bold" loext:padding="0in" loext:border="none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normal" officeooo:rsid="01a0f29d"/>
    </style:style>
    <style:style style:name="T9" style:family="text">
      <style:text-properties fo:font-style="normal" fo:font-weight="normal" officeooo:rsid="01a58cc6" style:font-weight-asian="normal" style:font-weight-complex="normal"/>
    </style:style>
    <style:style style:name="T10" style:family="text">
      <style:text-properties fo:font-style="normal" fo:font-weight="bold" officeooo:rsid="01a0f29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b78def" style:font-weight-asian="bold" style:font-weight-complex="bold"/>
    </style:style>
    <style:style style:name="T13" style:family="text">
      <style:text-properties fo:font-weight="bold" officeooo:rsid="01c098cf" style:font-weight-asian="bold" style:font-weight-complex="bold"/>
    </style:style>
    <style:style style:name="T14" style:family="text">
      <style:text-properties fo:font-weight="bold" officeooo:rsid="01af602f" style:font-weight-asian="bold" style:font-weight-complex="bold"/>
    </style:style>
    <style:style style:name="T15" style:family="text">
      <style:text-properties fo:font-weight="bold" officeooo:rsid="01c7f6c0" style:font-weight-asian="bold" style:font-weight-complex="bold"/>
    </style:style>
    <style:style style:name="T16" style:family="text">
      <style:text-properties officeooo:rsid="01af602f"/>
    </style:style>
    <style:style style:name="T17" style:family="text">
      <style:text-properties officeooo:rsid="01b5f589"/>
    </style:style>
    <style:style style:name="T18" style:family="text">
      <style:text-properties officeooo:rsid="01b78def"/>
    </style:style>
    <style:style style:name="T19" style:family="text">
      <style:text-properties officeooo:rsid="01baf2ce"/>
    </style:style>
    <style:style style:name="T20" style:family="text">
      <style:text-properties officeooo:rsid="01bbeb23"/>
    </style:style>
    <style:style style:name="T21" style:family="text">
      <style:text-properties officeooo:rsid="01c098cf"/>
    </style:style>
    <style:style style:name="T22" style:family="text">
      <style:text-properties officeooo:rsid="01c7f6c0"/>
    </style:style>
    <style:style style:name="T23" style:family="text">
      <style:text-properties fo:font-weight="normal" officeooo:rsid="01c7f6c0" style:font-weight-asian="normal" style:font-weight-complex="normal"/>
    </style:style>
    <style:style style:name="T24" style:family="text">
      <style:text-properties fo:font-weight="normal" officeooo:rsid="01b78de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15990741365681193" text:style-name="L1">
        <text:list-item>
          <text:p text:style-name="P6"><text:span text:style-name="T5">F</text:span><text:span text:style-name="T6">or N input values,</text:span><text:span text:style-name="T4"> </text:span><text:span text:style-name="T3">Number of times thread block synchronize to reduce its portion </text:span><text:span text:style-name="T7">of an array to a single value </text:span><text:span text:style-name="T8">= </text:span><text:span text:style-name="T10">Log(N) </text:span><text:span text:style-name="T9">I,e once after every step.</text:span></text:p>
          <text:p text:style-name="P7"/>
        </text:list-item>
        <text:list-item>
          <text:p text:style-name="P8">For <text:span text:style-name="T11">N input values</text:span>, the reduction tree performs (1/2)N + (1/4)N + (1/8)N + … (1/N)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">= (1- (1/N))N = <text:span text:style-name="T11">N-1</text:span> operations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span text:style-name="T19">Number of threads used = N/2</text:span></text:p>
      <text:p text:style-name="P11"><text:tab/>Therefore, </text:p>
      <text:p text:style-name="P2"><text:tab/><text:span text:style-name="T17">For Individual threads -</text:span></text:p>
      <text:p text:style-name="P5"><text:tab/><text:span text:style-name="T18">Maximum number of "real" operations that a thread will perform =</text:span><text:span text:style-name="T12"> Log N</text:span></text:p>
      <text:p text:style-name="P5"><text:tab/><text:span text:style-name="T18">Minimum number of "real" operations that a thread will perform =</text:span><text:span text:style-name="T12"> 1</text:span></text:p>
      <text:p text:style-name="P5"><text:tab/><text:span text:style-name="T21">Average number of "real" operations that a thread will perform =</text:span><text:span text:style-name="T13"> (N-1)/(N/2) </text:span></text:p>
      <text:p text:style-name="P12"/>
      <text:p text:style-name="P12"><text:tab/><text:span text:style-name="T22">OR</text:span></text:p>
      <text:p text:style-name="P12"><text:tab/><text:span text:style-name="T23">If number of inputs are greater than BLOCK SIZE,</text:span></text:p>
      <text:p text:style-name="P13"><text:span text:style-name="T23"><text:tab/></text:span><text:span text:style-name="T24">Maximum number of "real" operations that a thread will perform =</text:span><text:span text:style-name="T18"> Log (BLOCK SIZE)</text:span></text:p>
      <text:p text:style-name="P9"><text:tab/><text:span text:style-name="T18">Minimum number of "real" operations that a thread will perform =</text:span><text:span text:style-name="T12"> 1</text:span></text:p>
      <text:p text:style-name="P9"><text:span text:style-name="T22"><text:tab/>Average number of "real" operations that a thread will perform =</text:span><text:span text:style-name="T13"> </text:span></text:p>
      <text:p text:style-name="P9"><text:span text:style-name="T13"><text:tab/><text:tab/><text:tab/><text:tab/><text:tab/><text:tab/><text:tab/><text:tab/>(</text:span><text:span text:style-name="T15">BLOCK SIZE</text:span><text:span text:style-name="T13">-1)/(</text:span><text:span text:style-name="T15">BLOCK SIZE</text:span><text:span text:style-name="T13">/2) </text:span></text:p>
      <text:p text:style-name="P12"><text:tab/></text:p>
      <text:p text:style-name="P2"><text:tab/><text:span text:style-name="T20">Additionally,</text:span></text:p>
      <text:p text:style-name="P4"><text:tab/><text:span text:style-name="T16">Maximum number of operations performed is in the first step, I,e = </text:span><text:span text:style-name="T14">N/2</text:span></text:p>
      <text:p text:style-name="P4"><text:tab/><text:span text:style-name="T16">Minimum number of operations performed is in the last step = </text:span><text:span text:style-name="T14">1</text:span></text:p>
      <text:p text:style-name="P4"><text:span text:style-name="T16"><text:tab/>Average number of operations performed = </text:span><text:span text:style-name="T14">(N-1)/Log(N))</text:span></text:p>
      <text:list xml:id="list19591239944512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11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65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35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111in" fo:margin-bottom="0in" loext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11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35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10342a7" officeooo:paragraph-rsid="010342a7"/>
    </style:style>
    <style:style style:name="MT1" style:family="text">
      <style:text-properties officeooo:rsid="0169000f"/>
    </style:style>
    <style:style style:name="MT2" style:family="text">
      <style:text-properties officeooo:rsid="0104052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mework <text:span text:style-name="MT1">5.1</text:span> <text:span text:style-name="MT2">Answ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8:12:40.651137349</meta:creation-date>
    <dc:date>2016-11-01T19:59:10.386939311</dc:date>
    <meta:editing-duration>PT5H6M33S</meta:editing-duration>
    <meta:editing-cycles>345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186" meta:character-count="1075" meta:non-whitespace-character-count="882"/>
  </office:meta>
</office:document-meta>
</file>